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1fe7b0" officeooo:paragraph-rsid="001b9975"/>
    </style:style>
    <style:style style:name="P2" style:family="paragraph" style:parent-style-name="Standard">
      <style:paragraph-properties fo:break-before="page"/>
      <style:text-properties fo:font-size="16pt" officeooo:rsid="001fe7b0" officeooo:paragraph-rsid="00421ab4"/>
    </style:style>
    <style:style style:name="P3" style:family="paragraph" style:parent-style-name="Standard">
      <style:text-properties fo:font-size="16pt" officeooo:rsid="001fe7b0" officeooo:paragraph-rsid="007d7cc7"/>
    </style:style>
    <style:style style:name="P4" style:family="paragraph" style:parent-style-name="Standard">
      <style:text-properties fo:font-size="16pt" officeooo:rsid="003538e2" officeooo:paragraph-rsid="003538e2"/>
    </style:style>
    <style:style style:name="P5" style:family="paragraph" style:parent-style-name="Standard">
      <style:text-properties fo:font-size="16pt" officeooo:rsid="005adc3f" officeooo:paragraph-rsid="001b9975"/>
    </style:style>
    <style:style style:name="P6" style:family="paragraph" style:parent-style-name="Standard">
      <style:text-properties fo:font-size="16pt" officeooo:rsid="005dc538" officeooo:paragraph-rsid="005dc538"/>
    </style:style>
    <style:style style:name="P7" style:family="paragraph" style:parent-style-name="Standard">
      <style:text-properties fo:font-size="16pt" officeooo:rsid="00608328" officeooo:paragraph-rsid="00608328"/>
    </style:style>
    <style:style style:name="P8" style:family="paragraph" style:parent-style-name="Standard">
      <style:text-properties fo:font-size="16pt" officeooo:rsid="00652350" officeooo:paragraph-rsid="00652350"/>
    </style:style>
    <style:style style:name="P9" style:family="paragraph" style:parent-style-name="Standard">
      <style:text-properties fo:font-size="16pt" officeooo:rsid="006b64cd" officeooo:paragraph-rsid="006b64cd"/>
    </style:style>
    <style:style style:name="P10" style:family="paragraph" style:parent-style-name="Standard">
      <style:text-properties fo:font-size="16pt" officeooo:rsid="006b7655" officeooo:paragraph-rsid="006b7655"/>
    </style:style>
    <style:style style:name="P11" style:family="paragraph" style:parent-style-name="Standard">
      <style:text-properties fo:font-size="16pt" officeooo:rsid="007430f2" officeooo:paragraph-rsid="007430f2"/>
    </style:style>
    <style:style style:name="P12" style:family="paragraph" style:parent-style-name="Standard">
      <style:text-properties fo:font-size="16pt" officeooo:rsid="0076c15a" officeooo:paragraph-rsid="0076c15a"/>
    </style:style>
    <style:style style:name="P13" style:family="paragraph" style:parent-style-name="Standard">
      <style:text-properties fo:font-size="16pt" fo:font-style="italic" officeooo:rsid="006572a0" officeooo:paragraph-rsid="006572a0" style:font-style-asian="italic" style:font-style-complex="italic"/>
    </style:style>
    <style:style style:name="P14" style:family="paragraph" style:parent-style-name="Standard">
      <style:text-properties fo:font-size="16pt" officeooo:rsid="007a5694" officeooo:paragraph-rsid="007a5694"/>
    </style:style>
    <style:style style:name="P15" style:family="paragraph" style:parent-style-name="Standard">
      <style:text-properties fo:font-size="16pt" officeooo:rsid="007d16ee" officeooo:paragraph-rsid="007d16ee"/>
    </style:style>
    <style:style style:name="P16" style:family="paragraph" style:parent-style-name="Standard">
      <style:text-properties fo:font-size="16pt" fo:font-weight="bold" officeooo:rsid="00386a98" officeooo:paragraph-rsid="007d7cc7" style:font-weight-asian="bold" style:font-weight-complex="bold"/>
    </style:style>
    <style:style style:name="P17" style:family="paragraph" style:parent-style-name="Standard">
      <style:text-properties fo:font-size="16pt" fo:font-weight="bold" officeooo:rsid="0033e422" officeooo:paragraph-rsid="007d7cc7" style:font-weight-asian="bold" style:font-weight-complex="bold"/>
    </style:style>
    <style:style style:name="P18" style:family="paragraph" style:parent-style-name="Standard" style:list-style-name="List_20_1">
      <loext:graphic-properties draw:fill-gradient-name="gradient" draw:fill-hatch-name="hatch"/>
      <style:text-properties fo:font-size="16pt" officeooo:rsid="001fe7b0" officeooo:paragraph-rsid="001b9975"/>
    </style:style>
    <style:style style:name="P19" style:family="paragraph" style:parent-style-name="Standard" style:list-style-name="List_20_1">
      <loext:graphic-properties draw:fill-hatch-name="hatch"/>
      <style:text-properties fo:font-size="16pt" officeooo:rsid="007430f2" officeooo:paragraph-rsid="007430f2"/>
    </style:style>
    <style:style style:name="P20" style:family="paragraph" style:parent-style-name="Standard" style:list-style-name="List_20_1">
      <loext:graphic-properties draw:fill-hatch-name="hatch"/>
      <style:text-properties fo:font-size="16pt" officeooo:rsid="0074edac" officeooo:paragraph-rsid="0074edac"/>
    </style:style>
    <style:style style:name="P21" style:family="paragraph" style:parent-style-name="Standard" style:list-style-name="List_20_1">
      <loext:graphic-properties draw:fill-gradient-name="gradient" draw:fill-hatch-name="hatch"/>
      <style:text-properties fo:font-size="16pt" officeooo:rsid="0054d352" officeooo:paragraph-rsid="0054d352"/>
    </style:style>
    <style:style style:name="P22" style:family="paragraph" style:parent-style-name="Standard" style:list-style-name="List_20_1">
      <loext:graphic-properties draw:fill-hatch-name="hatch"/>
      <style:text-properties fo:font-size="16pt" officeooo:rsid="0076c15a" officeooo:paragraph-rsid="0076c15a"/>
    </style:style>
    <style:style style:name="P23" style:family="paragraph" style:parent-style-name="Standard" style:list-style-name="List_20_1">
      <loext:graphic-properties draw:fill-hatch-name="hatch"/>
      <style:text-properties fo:font-size="16pt" officeooo:rsid="00774033" officeooo:paragraph-rsid="00774033"/>
    </style:style>
    <style:style style:name="P24" style:family="paragraph" style:parent-style-name="Standard" style:list-style-name="List_20_1">
      <loext:graphic-properties draw:fill-hatch-name="hatch"/>
      <style:text-properties fo:font-size="16pt" officeooo:rsid="0077d29f" officeooo:paragraph-rsid="0077d29f"/>
    </style:style>
    <style:style style:name="P25" style:family="paragraph" style:parent-style-name="Standard">
      <style:paragraph-properties fo:break-before="page"/>
      <style:text-properties fo:font-size="16pt" officeooo:rsid="00316264" officeooo:paragraph-rsid="007d7cc7"/>
    </style:style>
    <style:style style:name="T1" style:family="text">
      <style:text-properties officeooo:rsid="0033dbc9"/>
    </style:style>
    <style:style style:name="T2" style:family="text">
      <style:text-properties officeooo:rsid="005ede11"/>
    </style:style>
    <style:style style:name="T3" style:family="text">
      <style:text-properties officeooo:rsid="00621668"/>
    </style:style>
    <style:style style:name="T4" style:family="text">
      <style:text-properties officeooo:rsid="006316b6"/>
    </style:style>
    <style:style style:name="T5" style:family="text">
      <style:text-properties officeooo:rsid="0063e193"/>
    </style:style>
    <style:style style:name="T6" style:family="text">
      <style:text-properties officeooo:rsid="00667792"/>
    </style:style>
    <style:style style:name="T7" style:family="text">
      <style:text-properties officeooo:rsid="006872e2"/>
    </style:style>
    <style:style style:name="T8" style:family="text">
      <style:text-properties fo:font-style="italic" officeooo:rsid="00421ab4" style:font-style-asian="italic" style:font-style-complex="italic"/>
    </style:style>
    <style:style style:name="T9" style:family="text">
      <style:text-properties fo:font-style="italic" officeooo:rsid="003fdd8e" style:font-style-asian="italic" style:font-style-complex="italic"/>
    </style:style>
    <style:style style:name="T10" style:family="text">
      <style:text-properties officeooo:rsid="007580dc"/>
    </style:style>
    <style:style style:name="T11" style:family="text">
      <style:text-properties officeooo:rsid="007c46ba"/>
    </style:style>
    <style:style style:name="T12" style:family="text">
      <style:text-properties officeooo:rsid="007d7cc7"/>
    </style:style>
    <style:style style:name="T13" style:family="text">
      <style:text-properties officeooo:rsid="007e71f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dbc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4">Lehrplan Physik (</text:span><text:span text:style-name="T15">6</text:span><text:span text:style-name="T14"> – 18 Jahre)</text:span></text:p>
      <text:p text:style-name="P3"/>
      <text:p text:style-name="P16">Oberstufe (12 bis 18 Jahre)</text:p>
      <text:p text:style-name="P1"/>
      <text:p text:style-name="P14">Die Betrachtung der Wirklichkeit sollte in der Oberstufe wesentlich differenzierter ausfallen, weil es unfair wäre, den Ansprüchen und Erkundungen der Jugendlichen nicht <text:span text:style-name="T11">zu erfüllen</text:span>.</text:p>
      <text:p text:style-name="P1"/>
      <text:p text:style-name="P15">Auf ernsthafte Fragen müssen auch ernsthafte Antworten gegeben werden.</text:p>
      <text:p text:style-name="P1"/>
      <text:p text:style-name="P1">Alltagsphysik („klassische Physik“):</text:p>
      <text:p text:style-name="P1"><text:s text:c="4"/>• Holz, Kunststoffe <text:s/>&amp; Glase</text:p>
      <text:p text:style-name="P1"><text:s text:c="4"/>• Feststoffe, Flüssigkeiten, Gase, Energie</text:p>
      <text:p text:style-name="P1"><text:s text:c="4"/>• Energieerhaltungssatz, Umwandlung von Licht in Wärme</text:p>
      <text:p text:style-name="P1"><text:s text:c="4"/>• Mechanik, Magnetismus, Elektromotor</text:p>
      <text:p text:style-name="P1"/>
      <text:p text:style-name="P1">Oberstufe</text:p>
      <text:p text:style-name="P1"/>
      <text:p text:style-name="P1">Fortgeschrittene Themen in der Physik:</text:p>
      <text:p text:style-name="P1"><text:s text:c="4"/>• Elektrotechnik</text:p>
      <text:p text:style-name="P1"><text:s text:c="4"/>• Lichtgeschwindigkeit &amp; Schwerkraft</text:p>
      <text:p text:style-name="P1"><text:s text:c="4"/>• Quantenphysik und Wellenfunktion</text:p>
      <text:p text:style-name="P1"><text:s text:c="4"/>• Strömungsphysik, Magnetismus &amp; Wellenfunktio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14T01:06:23.776535407</dc:date>
    <meta:editing-duration>PT43M14S</meta:editing-duration>
    <meta:editing-cycles>98</meta:editing-cycles>
    <meta:document-statistic meta:table-count="0" meta:image-count="0" meta:object-count="0" meta:page-count="1" meta:paragraph-count="15" meta:word-count="88" meta:character-count="718" meta:non-whitespace-character-count="611"/>
  </office:meta>
</office:document-meta>
</file>